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212529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30708001" text:style-name="L1">
        <text:list-item>
          <text:p text:style-name="P1"><text:bookmark text:name="docs-internal-guid-b7eecbac-7fff-e516-9f5c-d0f40ec10566"/>Категории</text:p>
          <text:list>
            <text:list-item>
              <text:p text:style-name="P1">имя - Char</text:p>
            </text:list-item>
            <text:list-item>
              <text:p text:style-name="P1">описание - Text</text:p>
            </text:list-item>
            <text:list-item>
              <text:p text:style-name="P1">url - Slug</text:p>
            </text:list-item>
          </text:list>
        </text:list-item>
        <text:list-item>
          <text:p text:style-name="P1">Фильмы</text:p>
          <text:list>
            <text:list-item>
              <text:p text:style-name="P1">название - Char</text:p>
            </text:list-item>
            <text:list-item>
              <text:p text:style-name="P1">слоган - Char</text:p>
            </text:list-item>
            <text:list-item>
              <text:p text:style-name="P1">описание - Text</text:p>
            </text:list-item>
            <text:list-item>
              <text:p text:style-name="P1">постер - Image</text:p>
            </text:list-item>
            <text:list-item>
              <text:p text:style-name="P1">год - Date</text:p>
            </text:list-item>
            <text:list-item>
              <text:p text:style-name="P1">страна - Char</text:p>
            </text:list-item>
            <text:list-item>
              <text:p text:style-name="P1">режиссер - M2M</text:p>
            </text:list-item>
            <text:list-item>
              <text:p text:style-name="P1">актеры - M2M</text:p>
            </text:list-item>
            <text:list-item>
              <text:p text:style-name="P1">жанр - M2M</text:p>
            </text:list-item>
            <text:list-item>
              <text:p text:style-name="P1">премьера в мире - Char</text:p>
            </text:list-item>
            <text:list-item>
              <text:p text:style-name="P1">бюджет - Char</text:p>
            </text:list-item>
            <text:list-item>
              <text:p text:style-name="P1">сборы в США - Char</text:p>
            </text:list-item>
            <text:list-item>
              <text:p text:style-name="P1">сборы в мире - Char</text:p>
            </text:list-item>
            <text:list-item>
              <text:p text:style-name="P1">категория - FK </text:p>
            </text:list-item>
            <text:list-item>
              <text:p text:style-name="P1">url - Slug</text:p>
            </text:list-item>
            <text:list-item>
              <text:p text:style-name="P1">черновик - Bool</text:p>
            </text:list-item>
          </text:list>
        </text:list-item>
        <text:list-item>
          <text:p text:style-name="P1">Кадры из фильма</text:p>
          <text:list>
            <text:list-item>
              <text:p text:style-name="P1">название - Char</text:p>
            </text:list-item>
            <text:list-item>
              <text:p text:style-name="P1">описание - Text</text:p>
            </text:list-item>
            <text:list-item>
              <text:p text:style-name="P1">изображение - Image</text:p>
            </text:list-item>
            <text:list-item>
              <text:p text:style-name="P1">фильм - FK</text:p>
            </text:list-item>
          </text:list>
        </text:list-item>
        <text:list-item>
          <text:p text:style-name="P1">Режиссеры\Актеры</text:p>
          <text:list>
            <text:list-item>
              <text:p text:style-name="P1">имя - Char</text:p>
            </text:list-item>
            <text:list-item>
              <text:p text:style-name="P1">возраст - Int</text:p>
            </text:list-item>
            <text:list-item>
              <text:p text:style-name="P1">описание - Text</text:p>
            </text:list-item>
            <text:list-item>
              <text:p text:style-name="P1">изображение - Image</text:p>
            </text:list-item>
          </text:list>
        </text:list-item>
        <text:list-item>
          <text:p text:style-name="P1">Звезды рейтинга</text:p>
          <text:list>
            <text:list-item>
              <text:p text:style-name="P1">значение - Int</text:p>
            </text:list-item>
          </text:list>
        </text:list-item>
        <text:list-item>
          <text:p text:style-name="P1">Рейтинг</text:p>
          <text:list>
            <text:list-item>
              <text:p text:style-name="P1">ip - IP</text:p>
            </text:list-item>
            <text:list-item>
              <text:p text:style-name="P1">звезда - FK</text:p>
            </text:list-item>
            <text:list-item>
              <text:p text:style-name="P1">фильм - FK</text:p>
            </text:list-item>
          </text:list>
        </text:list-item>
        <text:list-item>
          <text:p text:style-name="P1">Отзывы</text:p>
          <text:list>
            <text:list-item>
              <text:p text:style-name="P1"><text:soft-page-break/>email - Email</text:p>
            </text:list-item>
            <text:list-item>
              <text:p text:style-name="P1">name - Char</text:p>
            </text:list-item>
            <text:list-item>
              <text:p text:style-name="P1">text - Text</text:p>
            </text:list-item>
            <text:list-item>
              <text:p text:style-name="P1">родитель (кому ответили)</text:p>
            </text:list-item>
            <text:list-item>
              <text:p text:style-name="P1">фильм - FK</text:p>
            </text:list-item>
          </text:list>
        </text:list-item>
        <text:list-item>
          <text:p text:style-name="P1">Жанры</text:p>
          <text:list>
            <text:list-item>
              <text:p text:style-name="P1">имя - Char</text:p>
            </text:list-item>
            <text:list-item>
              <text:p text:style-name="P1">описание - Text</text:p>
            </text:list-item>
            <text:list-item>
              <text:p text:style-name="P1">url - Slug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2:56:29.511098538</meta:creation-date>
    <dc:date>2022-03-25T12:57:10.681170309</dc:date>
    <meta:editing-duration>PT43S</meta:editing-duration>
    <meta:editing-cycles>1</meta:editing-cycles>
    <meta:document-statistic meta:table-count="0" meta:image-count="0" meta:object-count="0" meta:page-count="2" meta:paragraph-count="48" meta:word-count="181" meta:character-count="706" meta:non-whitespace-character-count="617"/>
    <meta:generator>LibreOffice/7.0.4.2$Linux_X86_64 LibreOffice_project/00$Build-2</meta:generator>
  </office:meta>
</office:document-meta>
</file>